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Ausgangsposi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ösung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ösung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ösung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ösung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ösung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ösung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ösung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ösung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ösung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a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kla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s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z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23:58:16.661000000</meta:creation-date>
    <dc:date>2022-10-18T00:31:19.540000000</dc:date>
    <meta:editing-duration>PT1M2S</meta:editing-duration>
    <meta:editing-cycles>1</meta:editing-cycles>
    <meta:generator>LibreOffice/7.3.3.2$Windows_X86_64 LibreOffice_project/d1d0ea68f081ee2800a922cac8f79445e4603348</meta:generator>
    <meta:document-statistic meta:table-count="1" meta:cell-count="560" meta:object-count="0"/>
  </office:meta>
</office:document-meta>
</file>